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emester and Year <text:tab/><text:tab/><text:tab/><text:tab/>: 2012 FALL</text:p>
      <text:p text:style-name="P1">2. Course Number <text:tab/><text:tab/><text:tab/><text:tab/>: CS-227</text:p>
      <text:p text:style-name="P1">3. Course Title<text:tab/><text:tab/><text:tab/><text:tab/>: Linux &amp; System Software</text:p>
      <text:p text:style-name="P1">4. Work Number <text:tab/><text:tab/><text:tab/><text:tab/>: LA-06</text:p>
      <text:p text:style-name="P1">5. Work Name <text:tab/><text:tab/><text:tab/><text:tab/>: Lab 06</text:p>
      <text:p text:style-name="P1">6. Work Version <text:tab/><text:tab/><text:tab/><text:tab/>: Version1</text:p>
      <text:p text:style-name="P1">7. Long Date <text:tab/><text:tab/><text:tab/><text:tab/><text:tab/>: Sunday, 30, September, 2012</text:p>
      <text:p text:style-name="P1">8. Author(s) Name(s) <text:tab/><text:tab/><text:tab/><text:tab/>: Jake Waffle</text:p>
      <text:p text:style-name="P1"/>
      <text:p text:style-name="P3">Task 5.1: Plan a Partition Scheme</text:p>
      <text:p text:style-name="P2"/>
      <text:p text:style-name="P2">This task is all about the considerations that go into how one may want his/her system partitioned.</text:p>
      <text:p text:style-name="P2"/>
      <text:p text:style-name="P3">Understanding x86 Disk Partitioning</text:p>
      <text:p text:style-name="P2">Partitioning on a x86 disk is fairly simple. There are three types of partitions: primary, extended and logical. Our classes book says that primary partitions were originally the only type of partition (Smith, page 192). But because only four primary partitions are allowed on a x86 disk, the extended and logical partition-types were made in order to extend that limit. Extended partitions are able to be substituted for a primary partition and from there logical partitions can allocate a section of that extended partition that's not in use.</text:p>
      <text:p text:style-name="P2"/>
      <text:p text:style-name="P2">Partitioning for Windows is almost unnecessary, unless a dual-boot is in use. Linux is a bit different in its use of partitions. Linux is known to break and need reinstalled (things just go wrong.) So just in case something goes wrong with Linux, its generally good practice to separate the /home and root directory by putting them on different partitions. This way if there is a problem with the root partition, the /home partition will still be intact. Linux also makes use of swap and /boot partitions and can isolate even more directories on their own partition.</text:p>
      <text:p text:style-name="P2"/>
      <text:p text:style-name="P3">Reviewing Existing Systems</text:p>
      <text:p text:style-name="P2">There are essentially two commands to look up information regarding the sizes of the existing partitions according to our book (Smith, page 192): <text:span text:style-name="T1">df</text:span> and <text:span text:style-name="T1">du</text:span>. The <text:span text:style-name="T1">df</text:span> command when used will display information of space used, space available, mount point and use percentage on all of the existing partitions. And the school computers in room MLH-310 only look to be using the root partition for all of its directories. But with the <text:span text:style-name="T1">du </text:span>command along with option -s I can check the space used by the /home directory within the root partition. And the school's /home directory is using 8160 bytes. </text:p>
      <text:p text:style-name="P2"/>
      <text:p text:style-name="P3">Estimating Disk Space Requirement</text:p>
      <text:p text:style-name="P2">The author of our book basically just addresses system and user data in this section (Smith, page 192). He says, “that the root partitlon, /usr and /boot hold system data, while /home and /var hold user data.“ If there is going to be a lot of user data on your computer, then accordingly allocate the space needed for the user data partitions (/home and /var.)</text:p>
      <text:p text:style-name="P2"/>
      <text:p text:style-name="P3">My Planned Partition Setup</text:p>
      <text:p text:style-name="P2">I essentially just make partitions for /boot, root, swap, /tmp, /var, and /home when partitioning my Linux systems (I really only care about the /home partition, because I store important things there.)</text:p>
      <text:p text:style-name="P2"/>
      <text:p text:style-name="P2">For a hard-disk with 150gb with two gb of RAM, I would allocate the corresponding amounts for my Linux installation:</text:p>
      <text:p text:style-name="P2"/>
      <text:p text:style-name="P2">/boot = 1 gb</text:p>
      <text:p text:style-name="P2">/ = 100 gbs</text:p>
      <text:p text:style-name="P2"><text:soft-page-break/>swap = 4gbs</text:p>
      <text:p text:style-name="P2">/tmp = 25gbs</text:p>
      <text:p text:style-name="P2">/var = 40 gbs</text:p>
      <text:p text:style-name="P2">/home = 80 g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riment </meta:initial-creator>
    <meta:creation-date>2012-09-30T15:56:25</meta:creation-date>
    <dc:date>2012-10-02T16:12:18.72</dc:date>
    <meta:editing-duration>PT1H42M23S</meta:editing-duration>
    <meta:editing-cycles>2</meta:editing-cycles>
    <meta:generator>OpenOffice.org/3.4$Win32 OpenOffice.org_project/340m1$Build-9590</meta:generator>
    <meta:document-statistic meta:table-count="0" meta:image-count="0" meta:object-count="0" meta:page-count="2" meta:paragraph-count="26" meta:word-count="514" meta:character-count="2979"/>
  </office:meta>
</office:document-meta>
</file>